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98mm" fo:break-before="auto" style:use-optimal-row-height="tru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28ctns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14" style:family="table-cell" style:parent-style-name="Default">
      <style:table-cell-properties fo:border-bottom="none" fo:background-color="transparent" fo:border-left="none" fo:padding="0.71mm" fo:border-right="none" fo:border-top="0.06pt solid #000000"/>
    </style:style>
    <style:style style:name="ce15" style:family="table-cell" style:parent-style-name="常规_5f_Sheet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none" fo:padding="0.71mm" fo:border-right="none" fo:border-top="0.06pt solid #000000"/>
    </style:style>
    <style:style style:name="ce23" style:family="table-cell" style:parent-style-name="常规_5f_Sheet1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28ctns" table:style-name="ta1" table:print-ranges="28ctns.A1:28ctns.G12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<text:s text:c="2"/>TEC-SPIRAL ENTERPRISES CO., LTD.</text:p>
          </table:table-cell>
          <table:covered-table-cell table:number-columns-repeated="6" table:style-name="ce11"/>
          <table:table-cell table:number-columns-repeated="1017"/>
        </table:table-row>
        <table:table-row table:style-name="ro3">
          <table:table-cell table:style-name="ce3" table:number-columns-repeated="6"/>
          <table:table-cell table:style-name="ce23" office:value-type="string" calcext:value-type="string">
            <text:p>mult_sheets_package_typ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4" office:value-type="string" calcext:value-type="string">
            <text:p>mult_delivery_order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5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 table:number-columns-repeated="2"/>
          <table:table-cell table:style-name="ce25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28ctns.$A$1" table:cell-range-address="$28ctns.$A$1:.$G$1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 style:vertical-align="middle"/>
      <style:text-properties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ormálne_5f_Hárok1" style:display-name="normálne_Hárok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2_5f_4" style:display-name="常规_Sheet2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8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8:45:05.958993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8ctns" style:display-name="PageStyle_28ct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ctns" style:display-name="PageStyle_24ct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ufenglan</meta:initial-creator>
    <meta:creation-date>2012-04-02T19:39:39</meta:creation-date>
    <dc:date>2017-07-17T18:46:01.547149161</dc:date>
    <meta:print-date>2012-06-08T11:11:14</meta:print-date>
    <meta:editing-duration>P30DT1H35M44S</meta:editing-duration>
    <meta:generator>LibreOffice/5.1.6.2$Linux_X86_64 LibreOffice_project/10m0$Build-2</meta:generator>
    <meta:editing-cycles>9</meta:editing-cycles>
    <meta:document-statistic meta:table-count="1" meta:cell-count="20" meta:object-count="0"/>
    <meta:user-defined meta:name="KSOProductBuildVer">2052-8.1.0.3477</meta:user-defined>
  </office:meta>
</office:document-meta>
</file>